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060f99" officeooo:paragraph-rsid="00060f99"/>
    </style:style>
    <style:style style:name="P2" style:family="paragraph" style:parent-style-name="Heading_20_2">
      <style:text-properties officeooo:paragraph-rsid="00060f99"/>
    </style:style>
    <style:style style:name="P3" style:family="paragraph" style:parent-style-name="Standard">
      <style:text-properties officeooo:rsid="00060f99" officeooo:paragraph-rsid="00060f99"/>
    </style:style>
    <style:style style:name="P4" style:family="paragraph" style:parent-style-name="Text_20_body">
      <style:text-properties officeooo:rsid="00060f99" officeooo:paragraph-rsid="00060f99"/>
    </style:style>
    <style:style style:name="P5" style:family="paragraph" style:parent-style-name="Text_20_body" style:list-style-name="L1">
      <style:text-properties officeooo:rsid="00060f99" officeooo:paragraph-rsid="00060f99"/>
    </style:style>
    <style:style style:name="P6" style:family="paragraph" style:parent-style-name="Text_20_body" style:list-style-name="L2">
      <style:text-properties officeooo:rsid="00060f99" officeooo:paragraph-rsid="00060f99"/>
    </style:style>
    <style:style style:name="P7" style:family="paragraph" style:parent-style-name="Text_20_body" style:list-style-name="L2">
      <style:text-properties officeooo:paragraph-rsid="00060f99"/>
    </style:style>
    <style:style style:name="T1" style:family="text">
      <style:text-properties officeooo:rsid="00060f99"/>
    </style:style>
    <style:style style:name="T2" style:family="text">
      <style:text-properties officeooo:rsid="0006d0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mantic segmentation on Vistas using DeepLabV3+</text:p>
      <text:p text:style-name="Subtitle">Deep Learning: Architectures &amp; Models</text:p>
      <text:p text:style-name="P3"/>
      <text:h text:style-name="P1" text:outline-level="1">Project Proposal</text:h>
      <text:h text:style-name="Heading_20_2" text:outline-level="2">Motivation</text:h>
      <text:p text:style-name="P4">The goal of our project is to <text:span text:style-name="T2">implement</text:span> semantic segmentation on a state of art deep learning network.<text:span text:style-name="T2"> <text:s/></text:span></text:p>
      <text:h text:style-name="P2" text:outline-level="2">Abstract</text:h>
      <text:h text:style-name="Heading_20_2" text:outline-level="2">Requirements</text:h>
      <text:list xml:id="list2021365178" text:style-name="L1">
        <text:list-item>
          <text:p text:style-name="P5">Software: PyTorch</text:p>
        </text:list-item>
        <text:list-item>
          <text:p text:style-name="P5">Lichtenberg Cluster (training on GPU’s)</text:p>
        </text:list-item>
        <text:list-item>
          <text:p text:style-name="P5">Datasets: CityScapes + Vistas</text:p>
        </text:list-item>
      </text:list>
      <text:h text:style-name="Heading_20_2" text:outline-level="2">Tasks</text:h>
      <text:list xml:id="list2123835929" text:style-name="L2">
        <text:list-item>
          <text:p text:style-name="P7"><text:span text:style-name="T1">Reproduce DeepLabV3+ on CityScapes with reduced resolution</text:span></text:p>
        </text:list-item>
        <text:list-item>
          <text:p text:style-name="P6">Test DeepLabV3+ on Vistas</text:p>
        </text:list-item>
        <text:list-item>
          <text:p text:style-name="P7"><text:span text:style-name="T1">Tweak loss function or model to improve performan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26:39.341560384</meta:creation-date>
    <dc:date>2019-05-09T15:52:35.570654641</dc:date>
    <meta:editing-duration>PT25M5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71" meta:character-count="468" meta:non-whitespace-character-count="415"/>
  </office:meta>
</office:document-meta>
</file>